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16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2354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6354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Entropie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>
            <text:p>Zeichen</text:p>
          </table:table-cell>
          <table:table-cell office:value-type="string">
            <text:p>p</text:p>
          </table:table-cell>
          <table:table-cell table:style-name="Default" office:value-type="string">
            <text:p>log2 (p)</text:p>
          </table:table-cell>
          <table:table-cell table:style-name="Default" office:value-type="string">
            <text:p>p * log2 (p)</text:p>
          </table:table-cell>
          <table:table-cell/>
          <table:table-cell office:value-type="string">
            <text:p>Gruppe 1</text:p>
          </table:table-cell>
          <table:table-cell office:value-type="string">
            <text:p>Gruppe 2</text:p>
          </table:table-cell>
          <table:table-cell office:value-type="string">
            <text:p>Pkte G1</text:p>
          </table:table-cell>
          <table:table-cell office:value-type="string">
            <text:p>Pkte G2</text:p>
          </table:table-cell>
        </table:table-row>
        <table:table-row table:style-name="ro2">
          <table:table-cell/>
          <table:table-cell office:value-type="string">
            <text:p>A</text:p>
          </table:table-cell>
          <table:table-cell office:value-type="float" office:value="0.36">
            <text:p>0.36</text:p>
          </table:table-cell>
          <table:table-cell table:formula="of:=LOG([.C4]; 2)" office:value-type="float" office:value="-1.47393118833241">
            <text:p>-1.4739</text:p>
          </table:table-cell>
          <table:table-cell table:formula="of:=[.D4]*[.C4]" office:value-type="float" office:value="-0.530615227799668">
            <text:p>-0.530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G4]*[.C4]" office:value-type="float" office:value="0">
            <text:p>0</text:p>
          </table:table-cell>
          <table:table-cell table:formula="of:=[.H4]*[.C4]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office:value-type="float" office:value="0.22">
            <text:p>0.22</text:p>
          </table:table-cell>
          <table:table-cell table:formula="of:=LOG([.C5]; 2)" office:value-type="float" office:value="-2.18442457113743">
            <text:p>-2.1844</text:p>
          </table:table-cell>
          <table:table-cell table:formula="of:=[.D5]*[.C5]" office:value-type="float" office:value="-0.480573405650234">
            <text:p>-0.480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5]*[.C5]" office:value-type="float" office:value="0">
            <text:p>0</text:p>
          </table:table-cell>
          <table:table-cell table:formula="of:=[.H5]*[.C5]" office:value-type="float" office:value="0.22">
            <text:p>0.22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0.18">
            <text:p>0.18</text:p>
          </table:table-cell>
          <table:table-cell table:formula="of:=LOG([.C6]; 2)" office:value-type="float" office:value="-2.47393118833241">
            <text:p>-2.4739</text:p>
          </table:table-cell>
          <table:table-cell table:formula="of:=[.D6]*[.C6]" office:value-type="float" office:value="-0.445307613899834">
            <text:p>-0.44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6]*[.C6]" office:value-type="float" office:value="0.18">
            <text:p>0.18</text:p>
          </table:table-cell>
          <table:table-cell table:formula="of:=[.H6]*[.C6]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office:value-type="float" office:value="0.18">
            <text:p>0.18</text:p>
          </table:table-cell>
          <table:table-cell table:formula="of:=LOG([.C7]; 2)" office:value-type="float" office:value="-2.47393118833241">
            <text:p>-2.4739</text:p>
          </table:table-cell>
          <table:table-cell table:formula="of:=[.D7]*[.C7]" office:value-type="float" office:value="-0.445307613899834">
            <text:p>-0.4453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G7]*[.C7]" office:value-type="float" office:value="0">
            <text:p>0</text:p>
          </table:table-cell>
          <table:table-cell table:formula="of:=[.H7]*[.C7]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E</text:p>
          </table:table-cell>
          <table:table-cell office:value-type="float" office:value="0.03">
            <text:p>0.03</text:p>
          </table:table-cell>
          <table:table-cell table:formula="of:=LOG([.C8]; 2)" office:value-type="float" office:value="-5.05889368905357">
            <text:p>-5.0589</text:p>
          </table:table-cell>
          <table:table-cell table:formula="of:=[.D8]*[.C8]" office:value-type="float" office:value="-0.151766810671607">
            <text:p>-0.151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8]*[.C8]" office:value-type="float" office:value="0.03">
            <text:p>0.03</text:p>
          </table:table-cell>
          <table:table-cell table:formula="of:=[.H8]*[.C8]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F</text:p>
          </table:table-cell>
          <table:table-cell office:value-type="float" office:value="0.02">
            <text:p>0.02</text:p>
          </table:table-cell>
          <table:table-cell table:formula="of:=LOG([.C9]; 2)" office:value-type="float" office:value="-5.64385618977472">
            <text:p>-5.6439</text:p>
          </table:table-cell>
          <table:table-cell table:formula="of:=[.D9]*[.C9]" office:value-type="float" office:value="-0.112877123795494">
            <text:p>-0.112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9]*[.C9]" office:value-type="float" office:value="0.02">
            <text:p>0.02</text:p>
          </table:table-cell>
          <table:table-cell table:formula="of:=[.H9]*[.C9]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G</text:p>
          </table:table-cell>
          <table:table-cell office:value-type="float" office:value="0.01">
            <text:p>0.01</text:p>
          </table:table-cell>
          <table:table-cell table:formula="of:=LOG([.C10]; 2)" office:value-type="float" office:value="-6.64385618977472">
            <text:p>-6.6439</text:p>
          </table:table-cell>
          <table:table-cell table:formula="of:=[.D10]*[.C10]" office:value-type="float" office:value="-0.0664385618977472">
            <text:p>-0.06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0]*[.C10]" office:value-type="float" office:value="0">
            <text:p>0</text:p>
          </table:table-cell>
          <table:table-cell table:formula="of:=[.H10]*[.C10]" office:value-type="float" office:value="0.01">
            <text:p>0.01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table:formula="of:=SUM([.C4:.C10])" office:value-type="float" office:value="1">
            <text:p>1</text:p>
          </table:table-cell>
          <table:table-cell table:formula="of:=SUM([.D4:.D10])" office:value-type="float" office:value="-25.9528242047377">
            <text:p>-25.9528</text:p>
          </table:table-cell>
          <table:table-cell table:formula="of:=SUM([.E4:.E10])" office:value-type="float" office:value="-2.23288635761442">
            <text:p>-2.2329</text:p>
          </table:table-cell>
          <table:table-cell table:number-columns-repeated="3"/>
          <table:table-cell table:formula="of:=SUM([.I4:.I10])" office:value-type="float" office:value="0.23">
            <text:p>0.23</text:p>
          </table:table-cell>
          <table:table-cell table:formula="of:=SUM([.J4:.J10])" office:value-type="float" office:value="0.23">
            <text:p>0.23</text:p>
          </table:table-cell>
        </table:table-row>
        <table:table-row table:style-name="ro3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1" table:formula="of:=LOG([.B13];2)" office:value-type="float" office:value="2.8073549220576">
            <text:p>2.8074</text:p>
          </table:table-cell>
          <table:table-cell table:style-name="Default" table:number-columns-repeated="2"/>
          <table:table-cell table:number-columns-repeated="5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nstantin Lazari</meta:initial-creator>
    <meta:creation-date>2012-10-18T19:27:50</meta:creation-date>
    <dc:date>2012-10-18T20:31:58</dc:date>
    <dc:creator>Constantin Lazari</dc:creator>
    <meta:editing-duration>PT33M18S</meta:editing-duration>
    <meta:editing-cycles>1</meta:editing-cycles>
    <meta:document-statistic meta:table-count="3" meta:cell-count="73" meta:object-count="0"/>
    <meta:generator>LibreOffice/3.5$Linux_x86 LibreOffice_project/350m1$Build-2</meta:generator>
  </office:meta>
</office:document-meta>
</file>